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frahm Team name: Git Outta Here Today's date: 10/12/16</text:p>
      <text:h text:style-name="Heading_20_1" text:outline-level="1">What tools have you we worked with so far in this class?</text:h>
      <text:list text:style-name="L2">
        <text:list-item>
          <text:p text:style-name="P2">git</text:p>
        </text:list-item>
        <text:list-item>
          <text:p text:style-name="P2">cloud 9</text:p>
        </text:list-item>
        <text:list-item>
          <text:p text:style-name="P2">jekyll</text:p>
        </text:list-item>
        <text:list-item>
          <text:p text:style-name="P2">css</text:p>
        </text:list-item>
        <text:list-item>
          <text:p text:style-name="P2">html</text:p>
        </text:list-item>
        <text:list-item>
          <text:p text:style-name="P2">pandoc</text:p>
        </text:list-item>
      </text:list>
      <text:h text:style-name="Heading_20_2" text:outline-level="2">Which have you found most potentially useful?</text:h>
      <text:list text:style-name="L3">
        <text:list-item>
          <text:p text:style-name="P3">git</text:p>
        </text:list-item>
      </text:list>
      <text:h text:style-name="Heading_20_3" text:outline-level="3">Why?</text:h>
      <text:list text:style-name="L4">
        <text:list-item>
          <text:p text:style-name="P4">because we can use it to do <text:span text:style-name="T3">ALL</text:span><text:span text:style-name="T4"> </text:span><text:span text:style-name="T5">THE</text:span><text:span text:style-name="T6"> </text:span><text:span text:style-name="T7">THINGS</text:span>!</text:p>
        </text:list-item>
      </text:list>
      <text:h text:style-name="Heading_20_2" text:outline-level="2">What tools have been the most difficult to learn?</text:h>
      <text:list text:style-name="L5">
        <text:list-item>
          <text:p text:style-name="P5">git</text:p>
        </text:list-item>
      </text:list>
      <text:h text:style-name="Heading_20_3" text:outline-level="3">Why have they been particularly difficult to learn and use?</text:h>
      <text:list text:style-name="L6">
        <text:list-item>
          <text:p text:style-name="P6">because there are <text:span text:style-name="T8">so</text:span><text:span text:style-name="T9"> </text:span><text:span text:style-name="T10">many</text:span> different steps to the process</text:p>
        </text:list-item>
      </text:list>
      <text:h text:style-name="Heading_20_1" text:outline-level="1">What tools would you like to learn more about?</text:h>
      <text:list text:style-name="L7">
        <text:list-item>
          <text:p text:style-name="P7">different coding languages?</text:p>
        </text:list-item>
      </text:list>
      <text:p text:style-name="Horizontal_20_Line"/>
      <text:p text:style-name="First_20_paragraph"><text:span text:style-name="T11">When</text:span><text:span text:style-name="T12"> </text:span><text:span text:style-name="T13">you</text:span><text:span text:style-name="T14"> </text:span><text:span text:style-name="T15">are</text:span><text:span text:style-name="T16"> </text:span><text:span text:style-name="T17">finished</text:span><text:span text:style-name="T18"> </text:span><text:span text:style-name="T19">with</text:span><text:span text:style-name="T20"> </text:span><text:span text:style-name="T21">the</text:span><text:span text:style-name="T22"> </text:span><text:span text:style-name="T23">questions</text:span><text:span text:style-name="T24"> </text:span><text:span text:style-name="T25">in</text:span><text:span text:style-name="T26"> </text:span><text:span text:style-name="T27">file:</text:span></text:p>
      <text:list text:style-name="L8">
        <text:list-item>
          <text:p text:style-name="P8">I want you to change the name of the file to your GitHub username.</text:p>
        </text:list-item>
        <text:list-item>
          <text:p text:style-name="P8">You will then work as a group to convert the file to HTML, DOCX, and ODT formats, per the instructions in class.</text:p>
        </text:list-item>
        <text:list-item>
          <text:p text:style-name="P8">Then I want you to add, commit, and push your changes.</text:p>
        </text:list-item>
        <text:list-item>
          <text:p text:style-name="P8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